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44208064" text:id="ct44208064">
          <text:insertion>
            <office:change-info>
              <dc:creator>inconnu</dc:creator>
              <dc:date>2009-08-03T11:55:00</dc:date>
            </office:change-info>
          </text:insertion>
        </text:changed-region>
        <text:changed-region xml:id="ct44285952" text:id="ct44285952">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7">do text</text:span></text:p><text:p text:style-name="P5"><text:span text:style-name="T7">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9">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8">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text:text-input text:description="Date de l'accusé">applicantobj.getName1()</text:text-input> <text:text-input text:description="Date de l'accusé">applicantobj.getName2()</text:text-input> a <text:s/>introduit une demande de permis d'urbanisme relative à un bien sis à <text:text-input text:description="Date de l'accusé">self.getWorkLocationCity()</text:text-input>, <text:text-input text:description="Date de l'accusé">self.getWorkLocationStreet()</text:text-input> n° <text:text-input text:description="Date de l'accusé">self.getWorkLocationHouseNumber()</text:text-input>, cadastré section <text:text-input text:description="Date de l'accusé">self.getPortionOutsText()</text:text-input>, et ayant pour objet <text:text-input text:description="Date de l'accusé">self.getWorkType()</text:text-input>;</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44208064"/>self.getFolderZone()<text:change-end text:change-id="ct44208064"/>" au plan de secteur de Namur adopté par Arrêté Ministériel du 14 mai 1986, et qui n'a pas cessé de produire ses effets pour le bien précité;</text:p>
      <text:p text:style-name="UrbanBody"/>
      <text:p text:style-name="UrbanBody">(2) Considérant que le bien est situé en "<text:change-start text:change-id="ct44285952"/>self.getFolderZone()<text:change-end text:change-id="ct44285952"/>"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7">do text</text:span></text:p><text:p text:style-name="P5"><text:span text:style-name="T7">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8-03T09:07:03</meta:creation-date>
    <dc:date>2011-08-24T10:54:35</dc:date>
    <dc:language>fr-FR</dc:language>
    <meta:editing-cycles>11</meta:editing-cycles>
    <meta:editing-duration>PT3H28M8S</meta:editing-duration>
    <dc:creator>sde </dc:creator>
    <meta:document-statistic meta:table-count="0" meta:image-count="0" meta:object-count="0" meta:page-count="9" meta:paragraph-count="133" meta:word-count="3551" meta:character-count="22120"/>
    <meta:user-defined meta:name="Info 1"/>
    <meta:user-defined meta:name="Info 2"/>
    <meta:user-defined meta:name="Info 3"/>
    <meta:user-defined meta:name="Info 4"/>
  </office:meta>
</office:document-meta>
</file>